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k" fo:country="SK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 tejto aplikácii sa snažíme vytvoriť kalkulačku pre širokú skupinu používateľov. Preto musí byt takýmto používateľom prispôsobené užívateľské prostredie, musí byt prehľadné a intuitívne a zároveň si naň musia používatelia rýchlo zvyknúť, teda malo by byt také na aké sú používatelia zvyknutý z doterajších skúseností a nemalo by ich zaskočiť úplne novým dizajnom.</text:p>
      <text:p text:style-name="P1"/>
      <text:p text:style-name="P1">Aplikáciu ktorú ideme vyvíjať sme porovnávali s kalkulačkou vstavanou v operačnom systéma Microsoft Windows 7.</text:p>
      <text:p text:style-name="P1"/>
      <text:p text:style-name="P1"/>
      <text:p text:style-name="P1">chceme ju spraviť tak aby sa používateľ mohol prepínať medzi všetkými jej funkciami len pomocou jedného kliknutia a aby mal vždy na výber všetky kategórie funkcií. V porovnávanej aplikácií treba pre zmenu funkcii najskôr otvoriť menu a až následne vybrať typ kalkulačky s ktorou chce pracovať. Tento krok kliknutia na menu je podľa nás málo intuitívny a preto chceme nahradiť výber funkcií klikaním na záložky v hlavnom okne. Rovnako v kalkulačke vo Windows 7 si používateľ v hlavnom menu nevyberá funkcie ale typ kalkulačky ktorý chce použiť, toto obmedzuje použitie funkcii daného výberu typu kalkulačk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sk" fo:country="SK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30M58S</meta:editing-duration>
    <meta:editing-cycles>4</meta:editing-cycles>
    <meta:generator>OpenOffice.org/3.1$Win32 OpenOffice.org_project/310m19$Build-9420</meta:generator>
    <dc:date>2010-09-22T09:55:40.47</dc:date>
    <meta:document-statistic meta:table-count="0" meta:image-count="0" meta:object-count="0" meta:page-count="1" meta:paragraph-count="3" meta:word-count="163" meta:character-count="1079"/>
    <meta:user-defined meta:name="Info 1"/>
    <meta:user-defined meta:name="Info 2"/>
    <meta:user-defined meta:name="Info 3"/>
    <meta:user-defined meta:name="Info 4"/>
  </office:meta>
</office:document-meta>
</file>